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color="#ffffff" fo:font-family="'Arial Black'" style:font-style-name="Normalny" style:font-family-generic="swiss" style:font-pitch="variable" fo:font-size="72pt" fo:font-weight="bold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cm" fo:margin-right="0cm" fo:text-align="center" fo:text-indent="0cm"/>
      <style:text-properties fo:color="#ffffff" fo:font-family="'Arial Black'" style:font-family-generic="swiss" style:font-pitch="variable" fo:font-size="72pt" fo:font-weight="bold"/>
    </style:style>
    <style:style style:name="P5" style:family="paragraph">
      <style:paragraph-properties fo:margin-left="0.6cm" fo:margin-right="0cm" fo:text-indent="0cm"/>
      <style:text-properties fo:font-size="20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color="#ffffff" fo:font-family="'Arial Black'" style:font-style-name="Normalny" style:font-family-generic="swiss" style:font-pitch="variable" fo:font-size="58pt" fo:font-weight="bold" style:font-size-asian="58pt" style:font-size-complex="58pt"/>
    </style:style>
    <style:style style:name="P8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58pt" fo:font-weight="bold" style:font-size-asian="58pt" style:font-size-complex="58pt"/>
    </style:style>
    <style:style style:name="T1" style:family="text">
      <style:text-properties fo:color="#ffffff" fo:font-family="'Arial Black'" style:font-style-name="Normalny" style:font-family-generic="swiss" style:font-pitch="variable" fo:font-size="60pt" fo:font-weight="bold"/>
    </style:style>
    <style:style style:name="T2" style:family="text">
      <style:text-properties fo:color="#ffffff" fo:font-family="'Arial Black'" style:font-family-generic="swiss" style:font-pitch="variable" fo:font-size="60pt" fo:font-weight="bold"/>
    </style:style>
    <style:style style:name="T3" style:family="text">
      <style:text-properties fo:color="#ffffff" fo:font-family="'Arial Black'" style:font-style-name="Normalny" style:font-family-generic="swiss" style:font-pitch="variable" fo:font-size="58pt" fo:font-weight="bold" style:font-size-asian="58pt" style:font-size-complex="58pt"/>
    </style:style>
    <style:style style:name="T4" style:family="text">
      <style:text-properties fo:color="#ffffff" fo:font-family="'Arial Black'" style:font-family-generic="swiss" style:font-pitch="variable" fo:font-size="58pt" fo:font-weight="bold" style:font-size-asian="58pt" style:font-size-complex="5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Wykrzykujcie</text:span><text:span text:style-name="T1"><text:line-break/></text:span><text:span text:style-name="T1">na cześć Pana</text:span><text:span text:style-name="T1"><text:line-break/></text:span><text:span text:style-name="T1">wszystkie ziemie</text:span><text:span text:style-name="T1"><text:line-break/></text:span><text:span text:style-name="T1">Wśród okrzyków</text:span><text:span text:style-name="T1"><text:line-break/></text:span><text:span text:style-name="T1">i radości</text:span><text:span text:style-name="T1"><text:line-break/></text:span><text:span text:style-name="T1">Wysławiajcie Go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-0.001cm" svg:y="-0.002cm" presentation:class="title" presentation:user-transformed="true">
          <draw:text-box>
            <text:p text:style-name="P1"><text:span text:style-name="T2">1. Wiedzcie,</text:span><text:span text:style-name="T2"><text:line-break/></text:span><text:span text:style-name="T2">że Pan jest Bogiem,</text:span><text:span text:style-name="T2"><text:line-break/></text:span><text:span text:style-name="T2">On sam stworzył nas.</text:span><text:span text:style-name="T2"><text:line-break/></text:span><text:span text:style-name="T2">Jesteśmy Jego ludem,</text:span><text:span text:style-name="T2"><text:line-break/></text:span><text:span text:style-name="T2">jesteśmy Jego własnością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Wykrzykujcie</text:span><text:span text:style-name="T1"><text:line-break/></text:span><text:span text:style-name="T1">na cześć Pana</text:span><text:span text:style-name="T1"><text:line-break/></text:span><text:span text:style-name="T1">wszystkie ziemie</text:span><text:span text:style-name="T1"><text:line-break/></text:span><text:span text:style-name="T1">Wśród okrzyków</text:span><text:span text:style-name="T1"><text:line-break/></text:span><text:span text:style-name="T1">i radości</text:span><text:span text:style-name="T1"><text:line-break/></text:span><text:span text:style-name="T1">Wysławiajcie Go 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7" draw:layer="layout" svg:width="28cm" svg:height="21cm" svg:x="-0.001cm" svg:y="-0.002cm" presentation:class="title" presentation:user-transformed="true">
          <draw:text-box>
            <text:p text:style-name="P6"><text:span text:style-name="T3">2. W Jego bramy</text:span><text:span text:style-name="T3"><text:line-break/></text:span><text:span text:style-name="T3">wstępujcie</text:span><text:span text:style-name="T3"><text:line-break/></text:span><text:span text:style-name="T3">z dziękczynieniem,</text:span><text:span text:style-name="T3"><text:line-break/></text:span><text:span text:style-name="T3">wśród hymnów</text:span><text:span text:style-name="T3"><text:line-break/></text:span><text:span text:style-name="T3">w Jego przedsionki.</text:span><text:span text:style-name="T3"><text:line-break/></text:span><text:span text:style-name="T3">Błogosławcie Imię Jego,</text:span><text:span text:style-name="T3"><text:line-break/></text:span><text:span text:style-name="T3">chwalcie Pana dziś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Wykrzykujcie</text:span><text:span text:style-name="T1"><text:line-break/></text:span><text:span text:style-name="T1">na cześć Pana</text:span><text:span text:style-name="T1"><text:line-break/></text:span><text:span text:style-name="T1">wszystkie ziemie</text:span><text:span text:style-name="T1"><text:line-break/></text:span><text:span text:style-name="T1">Wśród okrzyków</text:span><text:span text:style-name="T1"><text:line-break/></text:span><text:span text:style-name="T1">i radości</text:span><text:span text:style-name="T1"><text:line-break/></text:span><text:span text:style-name="T1">Wysławiajcie Go 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office:forms form:automatic-focus="false" form:apply-design-mode="false"/>
        <draw:frame presentation:style-name="pr1" draw:text-style-name="P8" draw:layer="layout" svg:width="28cm" svg:height="21cm" svg:x="-0.001cm" svg:y="-0.001cm" presentation:class="title" presentation:user-transformed="true">
          <draw:text-box>
            <text:p text:style-name="P6"><text:span text:style-name="T4">3. Albowiem dobry</text:span><text:span text:style-name="T4"><text:line-break/></text:span><text:span text:style-name="T4">jest Pan</text:span><text:span text:style-name="T4"><text:line-break/></text:span><text:span text:style-name="T4">łaskawość Jego</text:span><text:span text:style-name="T4"><text:line-break/></text:span><text:span text:style-name="T4">na wieki</text:span><text:span text:style-name="T4"><text:line-break/></text:span><text:span text:style-name="T4">Albowiem dobry jest Pan</text:span><text:span text:style-name="T4"><text:line-break/></text:span><text:span text:style-name="T4">Jego wierność przez pokoleni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Wykrzykujcie</text:span><text:span text:style-name="T1"><text:line-break/></text:span><text:span text:style-name="T1">na cześć Pana</text:span><text:span text:style-name="T1"><text:line-break/></text:span><text:span text:style-name="T1">wszystkie ziemie</text:span><text:span text:style-name="T1"><text:line-break/></text:span><text:span text:style-name="T1">Wśród okrzyków</text:span><text:span text:style-name="T1"><text:line-break/></text:span><text:span text:style-name="T1">i radości</text:span><text:span text:style-name="T1"><text:line-break/></text:span><text:span text:style-name="T1">Wysławiajcie Go 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creation-date>2006-05-30T17:03:52</meta:creation-date>
    <dc:date>2013-11-22T21:07:00.93</dc:date>
    <dc:language>pl-PL</dc:language>
    <meta:editing-cycles>7</meta:editing-cycles>
    <meta:editing-duration>PT15M9S</meta:editing-duration>
    <meta:document-statistic meta:object-count="42"/>
    <meta:user-defined meta:name="Info 1"/>
    <meta:user-defined meta:name="Info 2"/>
    <meta:user-defined meta:name="Info 3"/>
    <meta:user-defined meta:name="Info 4"/>
  </office:meta>
</office:document-meta>
</file>